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7" style:family="table-cell" style:parent-style-name="Default">
      <style:table-cell-properties fo:background-color="#ffffd7"/>
      <style:text-properties style:font-name="Gentium Book Plus" fo:font-size="12pt" style:font-size-asian="12pt" style:font-size-complex="12pt"/>
    </style:style>
    <style:style style:name="ce8" style:family="table-cell" style:parent-style-name="Default">
      <style:table-cell-properties fo:background-color="#dee6ef"/>
      <style:text-properties style:font-name="Gentium Book Plus" fo:font-size="12pt" style:font-size-asian="12pt" style:font-size-complex="12pt"/>
    </style:style>
    <style:style style:name="ce12" style:family="table-cell" style:parent-style-name="Default">
      <style:table-cell-properties fo:background-color="#ffdbb6"/>
      <style:text-properties style:font-name="Gentium Book Plus" fo:font-size="12pt" style:font-size-asian="12pt" style:font-size-complex="12pt"/>
    </style:style>
    <style:style style:name="ce13" style:family="table-cell" style:parent-style-name="Default">
      <style:table-cell-properties fo:background-color="#dee7e5"/>
      <style:text-properties style:font-name="Gentium Book Plus" fo:font-size="12pt" style:font-size-asian="12pt" style:font-size-complex="12pt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3" style:family="table-cell" style:parent-style-name="Default">
      <style:text-properties style:font-name="Gentium Book Plu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dde8cb"/>
      <style:text-properties style:font-name="Gentium Book Plus" fo:font-size="12pt" style:font-size-asian="12pt" style:font-size-complex="12pt"/>
    </style:style>
    <style:style style:name="ce10" style:family="table-cell" style:parent-style-name="Default">
      <style:table-cell-properties fo:background-color="#ffd7d7"/>
      <style:text-properties style:font-name="Gentium Book Plus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Gentium Book Plu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2" table:number-columns-repeated="1014" table:default-cell-style-name="Default"/>
        <table:table-row table:style-name="ro1">
          <table:table-cell table:style-name="ce4" office:value-type="string" calcext:value-type="string">
            <text:p>coprosize v1.0.0-alpha.4 Copyright © 2022 Piotr Bajdek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Supplement 2. Scat diameters and body masses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Bajdek, P., 2022. coprosize (version 1.0.0-alpha.4). [computer software] https://github.com/piotrbajdek/coprosize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Primary diet</text:p>
          </table:table-cell>
          <table:table-cell table:style-name="ce4" office:value-type="string" calcext:value-type="string">
            <text:p>Mean scat diameter (mm)</text:p>
          </table:table-cell>
          <table:table-cell table:style-name="ce4" office:value-type="string" calcext:value-type="string">
            <text:p>Mean adult body mass (kg)</text:p>
          </table:table-cell>
          <table:table-cell table:style-name="ce4" office:value-type="string" calcext:value-type="string">
            <text:p>Reference (scat diameter)</text:p>
          </table:table-cell>
          <table:table-cell table:style-name="ce4" office:value-type="string" calcext:value-type="string">
            <text:p>Reference (body mass)</text:p>
          </table:table-cell>
          <table:table-cell table:style-name="ce4" office:value-type="string" calcext:value-type="string">
            <text:p>Remark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Trichosurus vulpecula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8" calcext:value-type="float">
            <text:p>8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a xlink:href="http://www.windellama.com.au/wild/Wild_Windellama_June_2005.html" xlink:type="simple">http://www.windellama.com.au/wild/Wild_Windellama_June_2005.html</text:a></text:p>
          </table:table-cell>
          <table:table-cell office:value-type="string" calcext:value-type="string">
            <text:p>Meyer, G. 2000. "Trichosurus vulpecula" (On-line), Animal Diversity Web. Accessed June 07, 2022 at <text:a xlink:href="https://animaldiversity.org/accounts/Trichosurus_vulpecula/" xlink:type="simple">https://animaldiversity.org/accounts/Trichosurus_vulpecula/</text:a> </text:p>
          </table:table-cell>
          <table:table-cell office:value-type="string" calcext:value-type="string">
            <text:p>Measured from photos (n=2).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Petrogale laterali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9" calcext:value-type="float">
            <text:p>9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a xlink:href="https://www.wwf.org.au/news/blogs/behind-the-scenes-counting-poo-to-save-a-species" xlink:type="simple">https://www.wwf.org.au/news/blogs/behind-the-scenes-counting-poo-to-save-a-species</text:a></text:p>
          </table:table-cell>
          <table:table-cell office:value-type="string" calcext:value-type="string">
            <text:p>Seinfeld, J. 1999. "Petrogale lateralis" (On-line), Animal Diversity Web. Accessed June 07, 2022 at <text:a xlink:href="https://animaldiversity.org/accounts/Petrogale_lateralis/" xlink:type="simple">https://animaldiversity.org/accounts/Petrogale_lateralis/</text:a>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Trichosurus johnstonii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9.75" calcext:value-type="float">
            <text:p>9.7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a xlink:href="http://snailseyeview.blogspot.com/2011/07/marsu-poo-als.html" xlink:type="simple">http://snailseyeview.blogspot.com/2011/07/marsu-poo-als.html</text:a> </text:p>
          </table:table-cell>
          <table:table-cell office:value-type="string" calcext:value-type="string">
            <text:p>Meyer, T. 2012. "Trichosurus johnstonii" (On-line), Animal Diversity Web. Accessed June 07, 2022 at <text:a xlink:href="https://animaldiversity.org/accounts/Trichosurus_johnstonii/" xlink:type="simple">https://animaldiversity.org/accounts/Trichosurus_johnstonii/</text:a></text:p>
          </table:table-cell>
          <table:table-cell office:value-type="string" calcext:value-type="string">
            <text:p>Measured from photos (n=2).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Phascolarctos cinereu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2.3" calcext:value-type="float">
            <text:p>12.3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<text:a xlink:href="http://curiosityuntamed.blogspot.com/2012/05/koala-count.html" xlink:type="simple">http://curiosityuntamed.blogspot.com/2012/05/koala-count.html</text:a> <text:a xlink:href="http://www.windellama.com.au/wild/Wild_Windellama_June_2005.html" xlink:type="simple">http://www.windellama.com.au/wild/Wild_Windellama_June_2005.html</text:a></text:p>
          </table:table-cell>
          <table:table-cell office:value-type="string" calcext:value-type="string">
            <text:p>Dubuc, J. and D. Eckroad 1999. "Phascolarctos cinereus" (On-line), Animal Diversity Web. Accessed June 07, 2022 at <text:a xlink:href="https://animaldiversity.org/accounts/Phascolarctos_cinereus/" xlink:type="simple">https://animaldiversity.org/accounts/Phascolarctos_cinereus/</text:a></text:p>
          </table:table-cell>
          <table:table-cell office:value-type="string" calcext:value-type="string">
            <text:p>Measured from photos (n=3).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Thylogale stigmatica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2.625" calcext:value-type="float">
            <text:p>12.625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<text:a xlink:href="http://snailseyeview.blogspot.com/2011/07/marsu-poo-als.html" xlink:type="simple">http://snailseyeview.blogspot.com/2011/07/marsu-poo-als.html</text:a></text:p>
          </table:table-cell>
          <table:table-cell office:value-type="string" calcext:value-type="string">
            <text:p>Anani, W. 2006. "Thylogale stigmatica" (On-line), Animal Diversity Web. Accessed June 07, 2022 at <text:a xlink:href="https://animaldiversity.org/accounts/Thylogale_stigmatica/" xlink:type="simple">https://animaldiversity.org/accounts/Thylogale_stigmatica/</text:a></text:p>
          </table:table-cell>
          <table:table-cell office:value-type="string" calcext:value-type="string">
            <text:p>Measured from photos (n=4).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Dendrolagus lumholtzi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7.125" calcext:value-type="float">
            <text:p>17.125</text:p>
          </table:table-cell>
          <table:table-cell office:value-type="float" office:value="7.85" calcext:value-type="float">
            <text:p>7.85</text:p>
          </table:table-cell>
          <table:table-cell office:value-type="string" calcext:value-type="string">
            <text:p><text:a xlink:href="http://snailseyeview.blogspot.com/2011/07/marsu-poo-als.html" xlink:type="simple">http://snailseyeview.blogspot.com/2011/07/marsu-poo-als.html</text:a></text:p>
          </table:table-cell>
          <table:table-cell office:value-type="string" calcext:value-type="string">
            <text:p>Kellner, D. 2012. "Dendrolagus lumholtzi" (On-line), Animal Diversity Web. Accessed June 07, 2022 at <text:a xlink:href="https://animaldiversity.org/accounts/Dendrolagus_lumholtzi/" xlink:type="simple">https://animaldiversity.org/accounts/Dendrolagus_lumholtzi/</text:a></text:p>
          </table:table-cell>
          <table:table-cell office:value-type="string" calcext:value-type="string">
            <text:p>Measured from photos (n=4)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Vombatus ursinu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Yang, P.J, Chan, M., Carver, S. and Hu, D.L.  2018. How do wombats make cubed poo? <text:a xlink:href="http://meetings.aps.org/link/BAPS.2018.DFD.E19.1" xlink:type="simple">http://meetings.aps.org/link/BAPS.2018.DFD.E19.1</text:a></text:p>
          </table:table-cell>
          <table:table-cell office:value-type="string" calcext:value-type="string">
            <text:p>Galetka, B. 2013. "Vombatus ursinus" (On-line), Animal Diversity Web. Accessed June 07, 2022 at <text:a xlink:href="https://animaldiversity.org/accounts/Vombatus_ursinus/" xlink:type="simple">https://animaldiversity.org/accounts/Vombatus_ursin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Sayornis nigrican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.5" calcext:value-type="float">
            <text:p>1.5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<text:a xlink:href="https://www.bear-tracker.com/blackphoebetracksandsigns.html" xlink:type="simple">https://www.bear-tracker.com/blackphoebetracksandsigns.html</text:a></text:p>
          </table:table-cell>
          <table:table-cell office:value-type="string" calcext:value-type="string">
            <text:p><text:a xlink:href="https://www.oiseaux-birds.com/card-black-phoebe.html" xlink:type="simple">https://www.oiseaux-birds.com/card-black-phoebe.html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Actitis maculari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<text:a xlink:href="https://www.bear-tracker.com/spottedsandpipertracksandsigns.html" xlink:type="simple">https://www.bear-tracker.com/spottedsandpipertracksandsigns.html</text:a></text:p>
          </table:table-cell>
          <table:table-cell office:value-type="string" calcext:value-type="string">
            <text:p>Moore, K. 2002. "Actitis macularius" (On-line), Animal Diversity Web. Accessed June 04, 2022 at <text:a xlink:href="https://animaldiversity.org/accounts/Actitis_macularius/" xlink:type="simple">https://animaldiversity.org/accounts/Actitis_maculari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Leuconotopicus villos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2.75" calcext:value-type="float">
            <text:p>2.75</text:p>
          </table:table-cell>
          <table:table-cell office:value-type="float" office:value="0.0705" calcext:value-type="float">
            <text:p>0.070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etrochelidon pyrrhonota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.5" calcext:value-type="float">
            <text:p>3.5</text:p>
          </table:table-cell>
          <table:table-cell office:value-type="float" office:value="0.023185" calcext:value-type="float">
            <text:p>0.023185</text:p>
          </table:table-cell>
          <table:table-cell office:value-type="string" calcext:value-type="string">
            <text:p><text:a xlink:href="https://www.bear-tracker.com/cliffswallowtracksandsigns.html" xlink:type="simple">https://www.bear-tracker.com/cliffswallowtracksandsigns.html</text:a></text:p>
          </table:table-cell>
          <table:table-cell office:value-type="string" calcext:value-type="string">
            <text:p>Tulppo, J. 2017. "Petrochelidon pyrrhonota" (On-line), Animal Diversity Web. Accessed June 04, 2022 at <text:a xlink:href="https://animaldiversity.org/accounts/Petrochelidon_pyrrhonota/" xlink:type="simple">https://animaldiversity.org/accounts/Petrochelidon_pyrrhonota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rvus corax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5.5" calcext:value-type="float">
            <text:p>5.5</text:p>
          </table:table-cell>
          <table:table-cell office:value-type="float" office:value="1.157" calcext:value-type="float">
            <text:p>1.157</text:p>
          </table:table-cell>
          <table:table-cell office:value-type="string" calcext:value-type="string">
            <text:p><text:a xlink:href="https://www.bear-tracker.com/raven.html" xlink:type="simple">https://www.bear-tracker.com/raven.html</text:a></text:p>
          </table:table-cell>
          <table:table-cell office:value-type="string" calcext:value-type="string">
            <text:p>Berg, R. 1999. "Corvus corax" (On-line), Animal Diversity Web. Accessed June 04, 2022 at <text:a xlink:href="https://animaldiversity.org/accounts/Corvus_corax/" xlink:type="simple">https://animaldiversity.org/accounts/Corvus_corax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moreletii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Platt, S.G., Rainwater, T.R., Thorbjarnarson, J.B., Finger, A.G., Anderson, T.A. and McMurry, S.T. 2009. Size estimation, morphometrics, sex ratio, sexual size dimorphism, and biomass of Morelet’s crocodile in northern Belize. Caribbean Journal of Science 45 (1): 80–93.</text:p>
          </table:table-cell>
          <table:table-cell office:value-type="string" calcext:value-type="string">
            <text:p>30-mm-wide scat was produced by a 120-cm-long individual (Milàn 2012), which body length corresponds to the body mass of about 5.5 kg (Platt et al. 2009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aleosuchus palpebros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arquis, O., Mathevon, N., Aubin, T., Gaucher, P. and Lemaire, J. 2020. Observations on breeding site, bioacoustics and biometry of hatchlings of Paleosuchus trigonatus (Schneider, 1801) from French Guiana (Crocodylia: Alligatoridae). Herpetology Notes 13: 513–516.</text:p>
          </table:table-cell>
          <table:table-cell office:value-type="string" calcext:value-type="string">
            <text:p><text:span text:style-name="T2">The body mass is taken from a similarly sized individual of </text:span><text:span text:style-name="T3">Paleosuchus trigonatus</text:span><text:span text:style-name="T4">.</text:span>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rhombifer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Larsson, H.-O. and Wihman, J. 1989. Breeding the Cuban crocodile Crocodylus rhombifer at Skansen Aquarium. International Zoo Yearbook 28 (1): 110–113.</text:p>
          </table:table-cell>
          <table:table-cell office:value-type="string" calcext:value-type="string">
            <text:p>39-mm-wide scat was produced by a 250-cm-long individual (Milàn 2012), which body length corresponds to the body mass of about 100 kg (Larsson and Wihman 1989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cataphract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68.2" calcext:value-type="float">
            <text:p>68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ean diameter based on 5 scats produced by two individuals of the same body mass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allipepla californica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3" calcext:value-type="float">
            <text:p>3</text:p>
          </table:table-cell>
          <table:table-cell office:value-type="float" office:value="0.17005" calcext:value-type="float">
            <text:p>0.1700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Price, Z. 2000. "Callipepla californica" (On-line), Animal Diversity Web. Accessed June 03, 2022 at <text:a xlink:href="https://animaldiversity.org/accounts/Callipepla_californica/" xlink:type="simple">https://animaldiversity.org/accounts/Callipepla_californica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Dendragapus obscuru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6" calcext:value-type="float">
            <text:p>6</text:p>
          </table:table-cell>
          <table:table-cell office:value-type="float" office:value="1.059125" calcext:value-type="float">
            <text:p>1.05912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Redfield, J.A. 1973. Variations in Weight of Blue Grouse (Dendragapus obscurus). The Condor 75 (3): 312–321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Antigone canadensi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8" calcext:value-type="float">
            <text:p>8</text:p>
          </table:table-cell>
          <table:table-cell office:value-type="float" office:value="3.589" calcext:value-type="float">
            <text:p>3.589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Krapu, G.L., Iverson, G.C. and Reinecke, K.J. 1985. Fat Deposition and Usage by Arctic-Nesting Sandhill Cranes during Spring. The Auk 102 (2): 362–368.</text:p>
          </table:table-cell>
          <table:table-cell office:value-type="string" calcext:value-type="string">
            <text:p>Body mass calculated from Table 1 in Krapu et al. (1985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Branta canadensi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0" calcext:value-type="float">
            <text:p>10</text:p>
          </table:table-cell>
          <table:table-cell office:value-type="float" office:value="4.635" calcext:value-type="float">
            <text:p>4.63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Fox, A.D., Stroud, D.A. and Boyd, H. 1996. North American Canada Geese (Branta canadensis) in West Greenland. The Auk 113 (1): 231–233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ygnus olor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Dolka, B., Włodarczyk, R., Żbikowski, A., Dolka, I., Szeleszczuk, P. and Kluciński, W. 2014. Hematological parameters in relation to age, sex and biochemical values for mute swans (Cygnus olor). Veterinary Research Communications 38 (2): 93–100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ipilo maculat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a xlink:href="https://www.bear-tracker.com/spottedtowheetracksandsigns.html" xlink:type="simple">https://www.bear-tracker.com/spottedtowheetracksandsigns.html</text:a></text:p>
          </table:table-cell>
          <table:table-cell office:value-type="string" calcext:value-type="string">
            <text:p><text:a xlink:href="https://www.allaboutbirds.org/guide/Spotted_Towhee/id" xlink:type="simple">https://www.allaboutbirds.org/guide/Spotted_Towhee/id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asser domestic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3" calcext:value-type="float">
            <text:p>3</text:p>
          </table:table-cell>
          <table:table-cell office:value-type="float" office:value="0.0285" calcext:value-type="float">
            <text:p>0.0285</text:p>
          </table:table-cell>
          <table:table-cell office:value-type="string" calcext:value-type="string">
            <text:p><text:a xlink:href="https://www.bear-tracker.com/sparrowtracksandsigns.html" xlink:type="simple">https://www.bear-tracker.com/sparrowtracksandsigns.html</text:a> </text:p>
          </table:table-cell>
          <table:table-cell office:value-type="string" calcext:value-type="string">
            <text:p>Roof, J. 2001. "Passer domesticus" (On-line), Animal Diversity Web. Accessed June 04, 2022 at <text:a xlink:href="https://animaldiversity.org/accounts/Passer_domesticus/" xlink:type="simple">https://animaldiversity.org/accounts/Passer_domestic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laptes aurat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1481" calcext:value-type="float">
            <text:p>0.1481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Turdus migratori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0784" calcext:value-type="float">
            <text:p>0.078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Levey, D.J. and Karasov, W.H. 1989. Digestive responses of temperate birds switched to fruit or insect diets. The Auk 106: 675–686.</text:p>
          </table:table-cell>
          <table:table-cell office:value-type="string" calcext:value-type="string">
            <text:p>Measured from photos (n=5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linus virginian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Chumchal, M. 2000. "Colinus virginianus" (On-line), Animal Diversity Web. Accessed June 03, 2022 at <text:a xlink:href="https://animaldiversity.org/accounts/Colinus_virginianus/" xlink:type="simple">https://animaldiversity.org/accounts/Colinus_virginian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Anas platyrhyncho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6" calcext:value-type="float">
            <text:p>6</text:p>
          </table:table-cell>
          <table:table-cell office:value-type="float" office:value="1.082" calcext:value-type="float">
            <text:p>1.08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Rogers, D. 2001. "Anas platyrhynchos" (On-line), Animal Diversity Web. Accessed June 02, 2022 at <text:a xlink:href="https://animaldiversity.org/accounts/Anas_platyrhynchos/" xlink:type="simple">https://animaldiversity.org/accounts/Anas_platyrhyncho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Geococcyx californian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6.5" calcext:value-type="float">
            <text:p>6.5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Grisham, E. 2005. "Geococcyx californianus" (On-line), Animal Diversity Web. Accessed June 03, 2022 at <text:a xlink:href="https://animaldiversity.org/accounts/Geococcyx_californianus/" xlink:type="simple">https://animaldiversity.org/accounts/Geococcyx_californianus/</text:a></text:p>
          </table:table-cell>
          <table:table-cell office:value-type="string" calcext:value-type="string">
            <text:p>Measured from a photo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Bonasa umbell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8" calcext:value-type="float">
            <text:p>8</text:p>
          </table:table-cell>
          <table:table-cell office:value-type="float" office:value="0.5605" calcext:value-type="float">
            <text:p>0.560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Hewitt, D.G., Lafon, N.W. and Kirkpatrick, R.L. 1997. Effect of Tannins on Galliform Cecal Partitioning. Physiological Zoology 70 (2): 175–180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rvus brachyrhyncho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8.8" calcext:value-type="float">
            <text:p>8.8</text:p>
          </table:table-cell>
          <table:table-cell office:value-type="float" office:value="0.4536" calcext:value-type="float">
            <text:p>0.4536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<text:a xlink:href="https://www.birds-of-north-america.net/American_Crow_Eastern.html" xlink:type="simple">https://www.birds-of-north-america.net/American_Crow_Eastern.html</text:a></text:p>
          </table:table-cell>
          <table:table-cell office:value-type="string" calcext:value-type="string">
            <text:p>Measured from photos (n=5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Dryocopus pileat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9.25" calcext:value-type="float">
            <text:p>9.25</text:p>
          </table:table-cell>
          <table:table-cell office:value-type="float" office:value="0.2625" calcext:value-type="float">
            <text:p>0.262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4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hasianus colchic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0" calcext:value-type="float">
            <text:p>10</text:p>
          </table:table-cell>
          <table:table-cell office:value-type="float" office:value="1.263" calcext:value-type="float">
            <text:p>1.263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Switzer, C. 2011. "Phasianus colchicus" (On-line), Animal Diversity Web. Accessed June 02, 2022 at <text:a xlink:href="https://animaldiversity.org/accounts/Phasianus_colchicus/" xlink:type="simple">https://animaldiversity.org/accounts/Phasianus_colchic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office:value-type="string" calcext:value-type="string">
            <text:p><text:span text:style-name="T1">Meleagris gallopavo</text:span> wild male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2.33" calcext:value-type="float">
            <text:p>12.33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McCullough, J. 2001. "Meleagris gallopavo" (On-line), Animal Diversity Web. Accessed June 02, 2022 at <text:a xlink:href="https://animaldiversity.org/accounts/Meleagris_gallopavo/" xlink:type="simple">https://animaldiversity.org/accounts/Meleagris_gallopavo/</text:a></text:p>
          </table:table-cell>
          <table:table-cell office:value-type="string" calcext:value-type="string">
            <text:p>Measured from photos (n=3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Dromaius novaehollandiae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20" calcext:value-type="float">
            <text:p>20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<text:a xlink:href="https://www.pinterest.com.au/pin/tracks-and-signs--468304061222059910/" xlink:type="simple">https://www.pinterest.com.au/pin/tracks-and-signs--468304061222059910/</text:a></text:p>
          </table:table-cell>
          <table:table-cell office:value-type="string" calcext:value-type="string">
            <text:p><text:a xlink:href="https://www.jungledragon.com/specie/675/emu.html" xlink:type="simple">https://www.jungledragon.com/specie/675/emu.html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Sceloporus occidentali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4" calcext:value-type="float">
            <text:p>4</text:p>
          </table:table-cell>
          <table:table-cell office:value-type="float" office:value="0.01152" calcext:value-type="float">
            <text:p>0.01152</text:p>
          </table:table-cell>
          <table:table-cell office:value-type="string" calcext:value-type="string">
            <text:p><text:a xlink:href="https://www.bear-tracker.com/lizard.html" xlink:type="simple">https://www.bear-tracker.com/lizard.html</text:a></text:p>
          </table:table-cell>
          <table:table-cell office:value-type="string" calcext:value-type="string">
            <text:p>Cleveland, F. 1969. Effect of Parietalectomy on Oxygen Consumption, Heart Rate and Ventilatory in Sceloporus occidentalis. The College of William and Mary in Virginia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Phrynosoma cornutum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0.5" calcext:value-type="float">
            <text:p>10.5</text:p>
          </table:table-cell>
          <table:table-cell office:value-type="float" office:value="0.0385" calcext:value-type="float">
            <text:p>0.0385</text:p>
          </table:table-cell>
          <table:table-cell office:value-type="string" calcext:value-type="string">
            <text:p><text:a xlink:href="http://www.californiaherps.com/noncal/misc/misclizards/pages/p.cornutum.html" xlink:type="simple">http://www.californiaherps.com/noncal/misc/misclizards/pages/p.cornutum.html</text:a></text:p>
          </table:table-cell>
          <table:table-cell office:value-type="string" calcext:value-type="string">
            <text:p>Bonine, K.E., Gleeson, T.T. and Garland, T. 2005. Muscle fiber-type variation in lizards (Squamata) and phylogenetic reconstruction of hypothesized ancestral states. Journal of Experimental Biology 208 (23): 4529–4547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Crotalus atrox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99" calcext:value-type="float">
            <text:p>0.3199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Beck, D.D. 1995. Ecology and Energetics of Three Sympatric Rattlesnake Species in the Sonoran Desert. Journal of Herpetology 29 (2): 211–223.</text:p>
          </table:table-cell>
          <table:table-cell office:value-type="string" calcext:value-type="string">
            <text:p>Measured from photos (n=3) in Elbroch et al. (2012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Pituophis catenifer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Rodríguez-Robles, J.A. 2003. Home Ranges of Gopher Snakes (Pituophis catenifer, Colubridae) in Central California. Copeia 2003 (2): 391–396.</text:p>
          </table:table-cell>
          <table:table-cell office:value-type="string" calcext:value-type="string">
            <text:p>Measured from a photo in Elbroch et al. (2012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Vipera ber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3" calcext:value-type="float">
            <text:p>13</text:p>
          </table:table-cell>
          <table:table-cell office:value-type="float" office:value="0.099565" calcext:value-type="float">
            <text:p>0.09956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Újvári, B., Lazányi, I., Farkas, B. and Korsós, Z. 2001. An isolated Adder (Vipera berus) population in Hungary. Natural History Museum of Crete, University of Crete, Irakleio, Crete, Greece, 127-135.</text:p>
          </table:table-cell>
          <table:table-cell office:value-type="string" calcext:value-type="string">
            <text:p>Measured from fig. 2M in Brachaniec et al. (2021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Python regi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1.2286" calcext:value-type="float">
            <text:p>1.2286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Aubret, F., Bonnet, X., Harris, M. and Maumelat, S. 2005. Sex differences in body size and ectoparasite load in the ball python, Python regius. Journal of Herpetology 39 (2): 315-320.</text:p>
          </table:table-cell>
          <table:table-cell office:value-type="string" calcext:value-type="string">
            <text:p>Measured from fig. 2H, I in Brachaniec et al. (2021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Ophiophagus hannah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45" calcext:value-type="float">
            <text:p>45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Shankar, P.G., Ganesh, S.R., Whitaker, R. and Prashanth, P. 2013. King Cobra Ophiophagus hannah (Cantor, 1836) encounters in human-modified rainforests of the Western Ghats, India. Hamadryad 36 (2): 62–68.</text:p>
          </table:table-cell>
          <table:table-cell office:value-type="string" calcext:value-type="string">
            <text:p>Measured from fig. 2K in Brachaniec et al. (2021).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H in Farlow et al. (2010)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8.75" calcext:value-type="float">
            <text:p>18.75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A-G in Farlow et al. (2010)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Gopherus agassizii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5.13" calcext:value-type="float">
            <text:p>15.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Crozier, G. 1999. "Gopherus agassizii" (On-line), Animal Diversity Web. Accessed May 22, 2022 at <text:a xlink:href="https://animaldiversity.org/accounts/Gopherus_agassizii/" xlink:type="simple">https://animaldiversity.org/accounts/Gopherus_agassizii/</text:a></text:p>
          </table:table-cell>
          <table:table-cell office:value-type="string" calcext:value-type="string">
            <text:p>Measured from photos (n=8) in Elbroch et al. (2012).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rysemys picta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arren, D.E. and Jackson, D.C. 2017. The metabolic consequences of repeated anoxic stress in the western painted turtle, Chrysemys picta bellii. Comparative Biochemistry and Physiology Part A: Molecular &amp; Integrative Physiology 203: 1–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elonia myda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2.5" calcext:value-type="float">
            <text:p>12.5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Balazs, G.H., Fujioka, R. and Fujioka, C. 1993. Marine turtle faeces on Hawaiian beaches. Marine Pollution Bulletin 26 (7): 392–394.</text:p>
          </table:table-cell>
          <table:table-cell office:value-type="string" calcext:value-type="string">
            <text:p>Sterling, E.J., McFadden, K.W., Holmes, K.E., Vintinner, E.C., Arengo, F. and Naro-Maciel, E. 2013. Ecology and Conservation of Marine Turtles in a Central Pacific Foraging Ground. Chelonian Conservation and Biology 12 (1): 2–16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Testudo hermanni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8" calcext:value-type="float">
            <text:p>1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Djurakíc, M., Djordjevíc, S., Bonnet, X., Tomovíc, L., Ajtíc, R. and Golubovíc, A. 2011. Sexual body size and body shape dimorphism of Testudo hermanni in central and eastern Serbia. Amphibia-Reptilia 32 (4): 445–45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Anura</text:p>
          </table:table-cell>
          <table:table-cell table:style-name="ce3" office:value-type="string" calcext:value-type="string">
            <text:p>Anaxyrus woodhousii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8" calcext:value-type="float">
            <text:p>8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Burggren, W.W. and Vitalis, T.Z. 2005. The interplay of cutaneous water loss, gas exchange and blood flow in the toad, Bufo woodhousei: adaptations in a terrestrially adapted amphibian. Journal of Experimental Biology 208 (1): 105–112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Anura</text:p>
          </table:table-cell>
          <table:table-cell table:style-name="ce3" office:value-type="string" calcext:value-type="string">
            <text:p>Anaxyrus borea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9.5" calcext:value-type="float">
            <text:p>9.5</text:p>
          </table:table-cell>
          <table:table-cell office:value-type="float" office:value="0.1006" calcext:value-type="float">
            <text:p>0.1006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Walton, B., Peterson, C. and Bennett, A. 1994. Is walking costly for anurans? The energetic cost of walking in the northern toad Bufo boreas halophilus. The Journal of Experimental Biology 197 (1): 165-178.</text:p>
          </table:table-cell>
          <table:table-cell office:value-type="string" calcext:value-type="string">
            <text:p>Measured from photos (n=4) in Elbroch et al. (2012).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Urodela</text:p>
          </table:table-cell>
          <table:table-cell table:style-name="ce3" office:value-type="string" calcext:value-type="string">
            <text:p>Notophthalmus viridescen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" calcext:value-type="float">
            <text:p>3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Pereira, K.E., Cava, K.A. and Woodley, S.K. 2021. An Evaluation of Immersive and Handling Methods for Collecting Salamander Skin Peptides. Journal of Herpetology 55 (4): 318–324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Urodela</text:p>
          </table:table-cell>
          <table:table-cell table:style-name="ce3" office:value-type="string" calcext:value-type="string">
            <text:p>Ambystoma tigrinum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5" calcext:value-type="float">
            <text:p>5</text:p>
          </table:table-cell>
          <table:table-cell office:value-type="float" office:value="0.009402" calcext:value-type="float">
            <text:p>0.00940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entz, A. 2001. "Ambystoma tigrinum" (On-line), Animal Diversity Web. Accessed May 22, 2022 at <text:a xlink:href="https://animaldiversity.org/accounts/Ambystoma_tigrinum/" xlink:type="simple">https://animaldiversity.org/accounts/Ambystoma_tigrin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Urodela</text:p>
          </table:table-cell>
          <table:table-cell table:style-name="ce3" office:value-type="string" calcext:value-type="string">
            <text:p>Ambystoma maculatum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6" calcext:value-type="float">
            <text:p>6</text:p>
          </table:table-cell>
          <table:table-cell office:value-type="float" office:value="0.01284" calcext:value-type="float">
            <text:p>0.0128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Stout, N. and G. Hammond 2007. "Ambystoma maculatum" (On-line), Animal Diversity Web. Accessed May 22, 2022 at <text:a xlink:href="https://animaldiversity.org/accounts/Ambystoma_maculatum/" xlink:type="simple">https://animaldiversity.org/accounts/Ambystoma_maculat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05">
          <table:table-cell table:number-columns-repeated="1022"/>
        </table:table-row>
        <table:table-row table:style-name="ro2" table:number-rows-repeated="1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5:Sheet1.H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6:17:56.227625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2T03:30:09.209234332</meta:creation-date>
    <dc:date>2022-06-09T16:18:55.796462891</dc:date>
    <dc:creator>Piotr Bajdek</dc:creator>
    <meta:editing-duration>P1DT5H17M23S</meta:editing-duration>
    <meta:editing-cycles>173</meta:editing-cycles>
    <meta:generator>LibreOffice/7.3.3.2$Linux_X86_64 LibreOffice_project/d1d0ea68f081ee2800a922cac8f79445e4603348</meta:generator>
    <meta:document-statistic meta:table-count="1" meta:cell-count="427" meta:object-count="0"/>
  </office:meta>
</office:document-meta>
</file>